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3.778cm" fo:min-width="8.14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fill="none" fo:min-height="1.53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fo:min-height="10.69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0.691cm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Dash_20_Dot_20_1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1.957cm"/>
      <style:paragraph-properties style:writing-mode="lr-tb"/>
    </style:style>
    <style:style style:name="gr9" style:family="graphic" style:parent-style-name="objectwithoutfill">
      <style:graphic-properties draw:stroke="dash" draw:stroke-dash="Dash_20__28_Rounded_29_" svg:stroke-width="0.053cm" svg:stroke-color="#666666" draw:marker-start-width="0.279cm" draw:marker-end="Extrémités_20_de_20_flèche_20_4" draw:marker-end-width="0.379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9f8f4" draw:opacity="62%" draw:textarea-horizontal-align="justify" draw:textarea-vertical-align="middle" draw:auto-grow-height="false" fo:min-height="5.576cm" fo:min-width="26.4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4.904cm"/>
      <style:paragraph-properties style:writing-mode="lr-tb"/>
    </style:style>
    <style:style style:name="gr14" style:family="graphic" style:parent-style-name="standard">
      <style:graphic-properties draw:stroke="none" draw:fill="none" fo:min-height="2.211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1.106cm"/>
      <style:paragraph-properties style:writing-mode="lr-tb"/>
    </style:style>
    <style:style style:name="gr16" style:family="graphic" style:parent-style-name="standard">
      <style:graphic-properties draw:stroke="none" draw:fill="none" fo:min-height="2.389cm"/>
      <style:paragraph-properties style:writing-mode="lr-tb"/>
    </style:style>
    <style:style style:name="gr17" style:family="graphic" style:parent-style-name="standard">
      <style:graphic-properties draw:stroke="none" draw:fill="none" fo:min-height="0.873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9.236cm" fo:min-width="12.98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draw:fill="none" fo:min-height="2.295cm"/>
      <style:paragraph-properties style:writing-mode="lr-tb"/>
    </style:style>
    <style:style style:name="gr20" style:family="graphic" style:parent-style-name="standard">
      <style:graphic-properties draw:stroke="none" draw:fill="none" fo:min-height="9.75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8.25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dde8cb" draw:textarea-horizontal-align="justify" draw:textarea-vertical-align="middle" draw:auto-grow-height="false" fo:min-height="1.26cm" fo:min-width="2.81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1.632cm" fo:min-width="1.282cm" fo:padding-top="0.142cm" fo:padding-bottom="0.142cm" fo:padding-left="0.267cm" fo:padding-right="0.267cm"/>
      <style:paragraph-properties style:writing-mode="lr-tb"/>
    </style:style>
    <style:style style:name="gr24" style:family="graphic" style:parent-style-name="objectwithoutfill">
      <style:graphic-properties draw:stroke="solid" draw:stroke-dash="Dash_20_Dot_20_1" svg:stroke-width="0.081cm" svg:stroke-color="#000000" draw:marker-start-width="0.321cm" draw:marker-end="Extrémités_20_de_20_flèche_20_4" draw:marker-end-width="0.421cm" svg:stroke-linecap="butt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716cm" fo:min-width="3.866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444cm" fo:min-width="3.694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0.938cm" fo:min-width="2.688cm" fo:padding-top="0.142cm" fo:padding-bottom="0.142cm" fo:padding-left="0.267cm" fo:padding-right="0.267cm"/>
      <style:paragraph-properties style:writing-mode="lr-tb"/>
    </style:style>
    <style:style style:name="gr28" style:family="graphic" style:parent-style-name="objectwithoutfill">
      <style:graphic-properties svg:stroke-width="0.081cm" svg:stroke-color="#8d281e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svg:stroke-width="0.053cm" svg:stroke-color="#8d281e" draw:marker-start-width="0.279cm" draw:marker-end-width="0.279cm" draw:fill-color="#ffd7d7" draw:opacity="100%" draw:textarea-horizontal-align="justify" draw:textarea-vertical-align="middle" draw:auto-grow-height="false" fo:min-height="0.92cm" fo:min-width="3.17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9f8f4"/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22pt" fo:language="en" fo:country="US" style:font-size-asian="22pt" style:font-size-complex="22pt"/>
    </style:style>
    <style:style style:name="P4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line-height="150%"/>
    </style:style>
    <style:style style:name="P9" style:family="paragraph">
      <loext:graphic-properties draw:fill="none"/>
      <style:paragraph-properties fo:line-height="150%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9f8f4" draw:opacity="62%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Ubuntu Condensed" fo:font-size="22pt" fo:language="en" fo:country="US" style:font-size-asian="22pt" style:font-size-complex="22pt"/>
    </style:style>
    <style:style style:name="P14" style:family="paragraph">
      <loext:graphic-properties draw:fill="none"/>
      <style:paragraph-properties style:writing-mode="lr-tb"/>
      <style:text-properties style:font-name="Ubuntu Condensed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Ubuntu Condensed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margin-left="0cm" fo:margin-right="0cm" fo:margin-top="0cm" fo:margin-bottom="0cm" fo:line-height="150%" fo:text-indent="0cm"/>
    </style:style>
    <style:style style:name="P17" style:family="paragraph">
      <loext:graphic-properties draw:fill="none"/>
      <style:paragraph-properties fo:line-height="150%" style:writing-mode="lr-tb"/>
      <style:text-properties style:font-name="Ubuntu Condensed" fo:font-size="16pt" style:font-size-asian="16pt" style:font-size-complex="16pt"/>
    </style:style>
    <style:style style:name="P18" style:family="paragraph">
      <loext:graphic-properties draw:fill="none"/>
      <style:paragraph-properties style:writing-mode="lr-tb"/>
      <style:text-properties style:font-name="Ubuntu Condensed" fo:font-size="18pt" style:font-size-asian="18pt" style:font-size-complex="18pt"/>
    </style:style>
    <style:style style:name="P19" style:family="paragraph">
      <loext:graphic-properties draw:fill-color="#f9f8f4"/>
      <style:paragraph-properties fo:text-align="center"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40pt" fo:language="en" fo:country="US" style:font-size-asian="40pt" style:font-size-complex="40pt"/>
    </style:style>
    <style:style style:name="P21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22" style:family="paragraph">
      <loext:graphic-properties draw:fill="none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line-height="150%" style:writing-mode="lr-tb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8" style:family="paragraph">
      <loext:graphic-properties draw:fill-color="#dde8cb"/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29" style:family="paragraph">
      <style:paragraph-properties fo:text-align="center" style:writing-mode="lr-tb"/>
      <style:text-properties fo:color="#000000" loext:opacity="100%" style:font-name="Ubuntu"/>
    </style:style>
    <style:style style:name="P30" style:family="paragraph">
      <loext:graphic-properties draw:fill-color="#dee6ef"/>
      <style:paragraph-properties fo:text-align="center" style:writing-mode="lr-tb"/>
      <style:text-properties fo:color="#000000" loext:opacity="100%" style:font-name="Ubuntu"/>
    </style:style>
    <style:style style:name="P31" style:family="paragraph">
      <style:paragraph-properties fo:text-align="center" style:writing-mode="lr-tb"/>
      <style:text-properties style:font-name="Ubuntu"/>
    </style:style>
    <style:style style:name="P32" style:family="paragraph">
      <loext:graphic-properties draw:fill-color="#f9f8f4"/>
      <style:paragraph-properties fo:text-align="center" style:writing-mode="lr-tb"/>
      <style:text-properties style:font-name="Ubuntu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-color="#f9f8f4"/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6" style:family="paragraph">
      <loext:graphic-properties draw:fill-color="#ffd7d7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0pt" fo:letter-spacing="normal" fo:language="en" fo:country="US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66pt" fo:letter-spacing="normal" fo:language="en" fo:country="US" fo:font-style="normal" fo:text-shadow="none" style:text-underline-style="none" fo:font-weight="bold" style:letter-kerning="true" style:font-name-asian="DejaVu Sans2" style:font-size-asian="66pt" style:font-style-asian="normal" style:font-weight-asian="bold" style:font-name-complex="Lohit Devanagari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48pt" fo:letter-spacing="normal" fo:language="en" fo:country="US" fo:font-style="normal" fo:text-shadow="none" style:text-underline-style="none" fo:font-weight="bold" style:letter-kerning="true" style:font-name-asian="DejaVu Sans2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54pt" fo:letter-spacing="normal" fo:language="en" fo:country="US" fo:font-style="normal" fo:text-shadow="none" style:text-underline-style="none" fo:font-weight="bold" style:letter-kerning="true" style:font-name-asian="DejaVu Sans2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6pt" fo:letter-spacing="normal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2pt" fo:letter-spacing="normal" fo:language="en" fo:country="US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0pt" fo:letter-spacing="normal" fo:language="en" fo:country="US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16pt" fo:letter-spacing="normal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10pt" fo:letter-spacing="normal" fo:language="en" fo:country="US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8pt" fo:letter-spacing="normal" fo:language="en" fo:country="US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2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Ubuntu" fo:font-size="13pt" style:font-size-asian="13pt" style:font-size-complex="13pt"/>
    </style:style>
    <style:style style:name="T29" style:family="text">
      <style:text-properties fo:color="#000000" loext:opacity="100%" style:font-name="Ubuntu" fo:font-size="15pt" style:font-size-asian="15pt" style:font-size-complex="15pt"/>
    </style:style>
    <style:style style:name="T30" style:family="text">
      <style:text-properties fo:color="#000000" loext:opacity="100%" style:font-name="Ubuntu" fo:font-size="16pt" style:font-size-asian="16pt" style:font-size-complex="16pt"/>
    </style:style>
    <style:style style:name="T31" style:family="text">
      <style:text-properties fo:color="#000000" loext:opacity="100%" style:font-name="Ubuntu" fo:font-size="14pt" style:font-size-asian="8pt" style:font-size-complex="8pt"/>
    </style:style>
    <style:style style:name="T32" style:family="text">
      <style:text-properties style:font-name="Ubuntu" fo:font-size="16pt" style:font-size-asian="16pt" style:font-size-complex="16pt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6pt" fo:letter-spacing="normal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5pt" fo:letter-spacing="normal" fo:language="en" fo:country="US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19cm" svg:height="14.5cm" svg:x="2.28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581cm" svg:height="1.784cm" svg:x="1.919cm" svg:y="2.716cm">
          <draw:text-box>
            <text:p text:style-name="P2"><text:span text:style-name="T1">Anticod</text:span><text:span text:style-name="T1">on <text:s text:c="9"/></text:span><text:span text:style-name="T1"><text:s/>codon</text:span></text:p>
          </draw:text-box>
        </draw:frame>
        <draw:line draw:style-name="gr3" draw:text-style-name="P4" draw:layer="layout" svg:x1="5.862cm" svg:y1="4.521cm" svg:x2="8.173cm" svg:y2="4.521cm">
          <text:p/>
        </draw:line>
        <draw:frame draw:style-name="gr4" draw:text-style-name="P6" draw:layer="layout" svg:width="3.038cm" svg:height="10.941cm" svg:x="2.862cm" svg:y="4cm">
          <draw:text-box>
            <text:p><text:span text:style-name="T2"><text:s/></text:span><text:span text:style-name="T2">G</text:span><text:span text:style-name="T3"> N N</text:span></text:p>
            <text:p text:style-name="P5"><text:span text:style-name="T4"/></text:p>
            <text:p text:style-name="P5"><text:span text:style-name="T5"><text:s/></text:span><text:span text:style-name="T5">A</text:span><text:span text:style-name="T3"> N N</text:span></text:p>
            <text:p text:style-name="P5"><text:span text:style-name="T5">(I</text:span><text:span text:style-name="T3"> N N)</text:span></text:p>
            <text:p text:style-name="P5"><text:span text:style-name="T6"/></text:p>
            <text:p text:style-name="P5"><text:span text:style-name="T7"><text:s/></text:span><text:span text:style-name="T7">U</text:span><text:span text:style-name="T3"> N N</text:span></text:p>
            <text:p text:style-name="P5"><text:span text:style-name="T8"/></text:p>
            <text:p text:style-name="P5"><text:span text:style-name="T9"><text:s/></text:span><text:span text:style-name="T9">C</text:span><text:span text:style-name="T3"> N N</text:span></text:p>
          </draw:text-box>
        </draw:frame>
        <draw:frame draw:style-name="gr5" draw:text-style-name="P7" draw:layer="layout" svg:width="3.038cm" svg:height="10.941cm" svg:x="8.462cm" svg:y="4cm">
          <draw:text-box>
            <text:p text:style-name="P5"><text:span text:style-name="T3">N N </text:span><text:span text:style-name="T9">C</text:span></text:p>
            <text:p text:style-name="P5"><text:span text:style-name="T4"/></text:p>
            <text:p text:style-name="P5"><text:span text:style-name="T3">N N </text:span><text:span text:style-name="T7">U</text:span></text:p>
            <text:p text:style-name="P5"><text:span text:style-name="T4"/></text:p>
            <text:p text:style-name="P5"><text:span text:style-name="T3">N N </text:span><text:span text:style-name="T5">A</text:span></text:p>
            <text:p text:style-name="P5"><text:span text:style-name="T8"/></text:p>
            <text:p text:style-name="P5"><text:span text:style-name="T3">N N </text:span><text:span text:style-name="T2">G</text:span></text:p>
          </draw:text-box>
        </draw:frame>
        <draw:line draw:style-name="gr6" draw:text-style-name="P4" draw:layer="layout" svg:x1="5.885cm" svg:y1="4.5cm" svg:x2="8.173cm" svg:y2="7.214cm">
          <text:p/>
        </draw:line>
        <draw:line draw:style-name="gr3" draw:text-style-name="P4" draw:layer="layout" svg:x1="5.891cm" svg:y1="8.042cm" svg:x2="8.202cm" svg:y2="8.042cm">
          <text:p/>
        </draw:line>
        <draw:line draw:style-name="gr6" draw:text-style-name="P4" draw:layer="layout" svg:x1="5.885cm" svg:y1="8.042cm" svg:x2="8.173cm" svg:y2="10.756cm">
          <text:p/>
        </draw:line>
        <draw:line draw:style-name="gr6" draw:text-style-name="P4" draw:layer="layout" svg:x1="5.885cm" svg:y1="8.043cm" svg:x2="8.173cm" svg:y2="5.329cm">
          <text:p/>
        </draw:line>
        <draw:line draw:style-name="gr3" draw:text-style-name="P4" draw:layer="layout" svg:x1="5.862cm" svg:y1="11.357cm" svg:x2="8.173cm" svg:y2="11.357cm">
          <text:p/>
        </draw:line>
        <draw:line draw:style-name="gr6" draw:text-style-name="P4" draw:layer="layout" svg:x1="5.862cm" svg:y1="11.357cm" svg:x2="8.15cm" svg:y2="14.071cm">
          <text:p/>
        </draw:line>
        <draw:line draw:style-name="gr3" draw:text-style-name="P4" draw:layer="layout" svg:x1="5.881cm" svg:y1="14.5cm" svg:x2="8.192cm" svg:y2="14.5cm">
          <text:p/>
        </draw:line>
        <draw:line draw:style-name="gr7" draw:text-style-name="P4" draw:layer="layout" svg:x1="5.045cm" svg:y1="1.5cm" svg:x2="6.331cm" svg:y2="1.5cm">
          <text:p/>
        </draw:line>
        <draw:frame draw:style-name="gr8" draw:text-style-name="P9" draw:layer="layout" svg:width="4.455cm" svg:height="2.207cm" svg:x="6.545cm" svg:y="0.7cm">
          <draw:text-box>
            <text:p text:style-name="P8"><text:span text:style-name="T10">Watson-</text:span><text:span text:style-name="T10">crick</text:span></text:p>
            <text:p text:style-name="P8"><text:span text:style-name="T10">Wobble</text:span></text:p>
          </draw:text-box>
        </draw:frame>
        <draw:line draw:style-name="gr9" draw:text-style-name="P4" draw:layer="layout" svg:x1="5.032cm" svg:y1="2.4cm" svg:x2="6.318cm" svg:y2="2.4cm">
          <text:p/>
        </draw:line>
        <draw:frame draw:style-name="gr10" draw:text-style-name="P10" draw:layer="layout" svg:width="2.619cm" svg:height="0.904cm" svg:x="2.5cm" svg:y="1.4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27.3cm" svg:height="6.156cm" svg:x="0.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5.581cm" svg:height="5.154cm" svg:x="5.2cm" svg:y="7.365cm">
          <draw:text-box>
            <text:p text:style-name="P2"><text:span text:style-name="T11">Anticod</text:span><text:span text:style-name="T11">on</text:span></text:p>
            <text:p text:style-name="P2"><text:span text:style-name="T12"/></text:p>
            <text:p text:style-name="P2"><text:span text:style-name="T13"/></text:p>
            <text:p text:style-name="P2"><text:span text:style-name="T14"/></text:p>
            <text:p text:style-name="P2"><text:span text:style-name="T15"/></text:p>
            <text:p text:style-name="P2"><text:span text:style-name="T11">Codon</text:span></text:p>
          </draw:text-box>
        </draw:frame>
        <draw:line draw:style-name="gr3" draw:text-style-name="P4" draw:layer="layout" svg:x1="11.816cm" svg:y1="8.777cm" svg:x2="11.816cm" svg:y2="11.089cm">
          <text:p/>
        </draw:line>
        <draw:frame draw:style-name="gr14" draw:text-style-name="P14" draw:layer="layout" svg:width="18.638cm" svg:height="2.461cm" svg:x="10.6cm" svg:y="6.4cm">
          <draw:text-box>
            <text:p text:style-name="P5"><text:span text:style-name="T16"><text:tab/></text:span><text:span text:style-name="T16"><text:tab/></text:span><text:span text:style-name="T16"> <text:s text:c="3"/></text:span><text:span text:style-name="T16"><text:s text:c="7"/></text:span><text:span text:style-name="T11">( </text:span><text:span text:style-name="T16">I</text:span><text:span text:style-name="T17"> </text:span><text:span text:style-name="T11">N </text:span><text:span text:style-name="T11">N )</text:span></text:p>
            <text:p><text:span text:style-name="T18">G</text:span><text:span text:style-name="T17"> </text:span><text:span text:style-name="T11">N N</text:span><text:span text:style-name="T19"><text:tab/></text:span><text:span text:style-name="T20"><text:tab/></text:span><text:span text:style-name="T20"> <text:s text:c="5"/></text:span><text:span text:style-name="T16">A</text:span><text:span text:style-name="T17"> </text:span><text:span text:style-name="T11">N N</text:span><text:span text:style-name="T20"><text:tab/></text:span><text:span text:style-name="T20"><text:tab/></text:span><text:span text:style-name="T20"> <text:s text:c="3"/></text:span><text:span text:style-name="T21">U</text:span><text:span text:style-name="T17"> </text:span><text:span text:style-name="T11">N N</text:span><text:span text:style-name="T17"> <text:s text:c="7"/></text:span><text:span text:style-name="T20"><text:s text:c="3"/></text:span><text:span text:style-name="T20"><text:s text:c="2"/>C</text:span><text:span text:style-name="T17"> </text:span><text:span text:style-name="T11">N N</text:span></text:p>
          </draw:text-box>
        </draw:frame>
        <draw:frame draw:style-name="gr15" draw:text-style-name="P15" draw:layer="layout" svg:width="17.5cm" svg:height="1.356cm" svg:x="10.6cm" svg:y="11.3cm">
          <draw:text-box>
            <text:p text:style-name="P5"><text:span text:style-name="T11">N N</text:span><text:span text:style-name="T17"> </text:span><text:span text:style-name="T20">C</text:span><text:span text:style-name="T20"><text:tab/></text:span><text:span text:style-name="T20"><text:tab/></text:span><text:span text:style-name="T20"> <text:s text:c="5"/></text:span><text:span text:style-name="T11">N </text:span><text:span text:style-name="T11">N</text:span><text:span text:style-name="T17"> </text:span><text:span text:style-name="T21">U</text:span><text:span text:style-name="T20"><text:tab/></text:span><text:span text:style-name="T20"><text:tab/></text:span><text:span text:style-name="T20"> <text:s text:c="3"/></text:span><text:span text:style-name="T11">N </text:span><text:span text:style-name="T11">N</text:span><text:span text:style-name="T17"> </text:span><text:span text:style-name="T16">A <text:s/></text:span><text:span text:style-name="T20"><text:tab/></text:span><text:span text:style-name="T20"> <text:s text:c="3"/></text:span><text:span text:style-name="T20"><text:s text:c="4"/></text:span><text:span text:style-name="T11">N N</text:span><text:span text:style-name="T17"> </text:span><text:span text:style-name="T18">G</text:span></text:p>
          </draw:text-box>
        </draw:frame>
        <draw:line draw:style-name="gr6" draw:text-style-name="P4" draw:layer="layout" svg:x1="11.786cm" svg:y1="8.8cm" svg:x2="15.59cm" svg:y2="11.151cm">
          <text:p/>
        </draw:line>
        <draw:line draw:style-name="gr3" draw:text-style-name="P4" draw:layer="layout" svg:x1="16.75cm" svg:y1="8.888cm" svg:x2="16.75cm" svg:y2="11.2cm">
          <text:p/>
        </draw:line>
        <draw:line draw:style-name="gr6" draw:text-style-name="P4" draw:layer="layout" svg:x1="16.75cm" svg:y1="8.882cm" svg:x2="20.554cm" svg:y2="11.233cm">
          <text:p/>
        </draw:line>
        <draw:line draw:style-name="gr6" draw:text-style-name="P4" draw:layer="layout" svg:x1="16.751cm" svg:y1="8.882cm" svg:x2="12.948cm" svg:y2="11.108cm">
          <text:p/>
        </draw:line>
        <draw:line draw:style-name="gr3" draw:text-style-name="P4" draw:layer="layout" svg:x1="21.395cm" svg:y1="8.935cm" svg:x2="21.395cm" svg:y2="11.247cm">
          <text:p/>
        </draw:line>
        <draw:line draw:style-name="gr6" draw:text-style-name="P4" draw:layer="layout" svg:x1="21.395cm" svg:y1="8.936cm" svg:x2="25.199cm" svg:y2="11.287cm">
          <text:p/>
        </draw:line>
        <draw:line draw:style-name="gr3" draw:text-style-name="P4" draw:layer="layout" svg:x1="25.799cm" svg:y1="9.027cm" svg:x2="25.799cm" svg:y2="11.339cm">
          <text:p/>
        </draw:line>
        <draw:line draw:style-name="gr7" draw:text-style-name="P4" draw:layer="layout" svg:x1="0.945cm" svg:y1="9.793cm" svg:x2="2.231cm" svg:y2="9.793cm">
          <text:p/>
        </draw:line>
        <draw:frame draw:style-name="gr16" draw:text-style-name="P17" draw:layer="layout" svg:width="4.455cm" svg:height="2.639cm" svg:x="2.445cm" svg:y="8.893cm">
          <draw:text-box>
            <text:p text:style-name="P16"><text:span text:style-name="T13">Watson-</text:span><text:span text:style-name="T13">crick</text:span></text:p>
            <text:p text:style-name="P16"><text:span text:style-name="T13">Wobble</text:span></text:p>
          </draw:text-box>
        </draw:frame>
        <draw:line draw:style-name="gr9" draw:text-style-name="P4" draw:layer="layout" svg:x1="0.932cm" svg:y1="10.993cm" svg:x2="2.218cm" svg:y2="10.993cm">
          <text:p/>
        </draw:line>
        <draw:frame draw:style-name="gr17" draw:text-style-name="P18" draw:layer="layout" svg:width="2.619cm" svg:height="1.123cm" svg:x="1cm" svg:y="8.196cm">
          <draw:text-box>
            <text:p><text:span text:style-name="T12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8" draw:text-style-name="P19" draw:layer="layout" svg:width="14cm" svg:height="10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0" draw:layer="layout" svg:width="12.081cm" svg:height="2.545cm" svg:x="1.619cm" svg:y="2.716cm">
          <draw:text-box>
            <text:p text:style-name="P2"><text:span text:style-name="T22">Antic</text:span><text:span text:style-name="T22">odon <text:s text:c="2"/></text:span><text:span text:style-name="T22"><text:s text:c="8"/></text:span><text:span text:style-name="T22">codon</text:span></text:p>
          </draw:text-box>
        </draw:frame>
        <draw:line draw:style-name="gr3" draw:text-style-name="P21" draw:layer="layout" svg:x1="6.891cm" svg:y1="4.514cm" svg:x2="9.805cm" svg:y2="4.514cm">
          <text:p/>
        </draw:line>
        <draw:frame draw:style-name="gr20" draw:text-style-name="P22" draw:layer="layout" svg:width="3.831cm" svg:height="10cm" svg:x="3.234cm" svg:y="4cm">
          <draw:text-box>
            <text:p><text:span text:style-name="T23">G</text:span><text:span text:style-name="T24"> N N</text:span></text:p>
            <text:p><text:span text:style-name="T24"/></text:p>
            <text:p text:style-name="P5"><text:span text:style-name="T25">A</text:span><text:span text:style-name="T24"> N N</text:span></text:p>
            <text:p text:style-name="P5"><text:span text:style-name="T24"/></text:p>
            <text:p text:style-name="P5"><text:span text:style-name="T26">T</text:span><text:span text:style-name="T24"> N N</text:span></text:p>
            <text:p text:style-name="P5"><text:span text:style-name="T24"/></text:p>
            <text:p text:style-name="P5"><text:span text:style-name="T27">C</text:span><text:span text:style-name="T24"> N N</text:span></text:p>
          </draw:text-box>
        </draw:frame>
        <draw:frame draw:style-name="gr21" draw:text-style-name="P23" draw:layer="layout" svg:width="3.831cm" svg:height="8.5cm" svg:x="10.169cm" svg:y="4cm">
          <draw:text-box>
            <text:p text:style-name="P5"><text:span text:style-name="T24">N N </text:span><text:span text:style-name="T27">C</text:span></text:p>
            <text:p text:style-name="P5"><text:span text:style-name="T27"/></text:p>
            <text:p text:style-name="P5"><text:span text:style-name="T24">N N </text:span><text:span text:style-name="T26">T</text:span></text:p>
            <text:p text:style-name="P5"><text:span text:style-name="T26"/></text:p>
            <text:p text:style-name="P5"><text:span text:style-name="T24">N N </text:span><text:span text:style-name="T25">A</text:span></text:p>
            <text:p text:style-name="P5"><text:span text:style-name="T25"/></text:p>
            <text:p text:style-name="P5"><text:span text:style-name="T24">N N </text:span><text:span text:style-name="T23">G</text:span></text:p>
          </draw:text-box>
        </draw:frame>
        <draw:line draw:style-name="gr6" draw:text-style-name="P21" draw:layer="layout" svg:x1="6.92cm" svg:y1="4.5cm" svg:x2="9.805cm" svg:y2="6.361cm">
          <text:p/>
        </draw:line>
        <draw:line draw:style-name="gr3" draw:text-style-name="P21" draw:layer="layout" svg:x1="6.927cm" svg:y1="6.929cm" svg:x2="9.841cm" svg:y2="6.929cm">
          <text:p/>
        </draw:line>
        <draw:line draw:style-name="gr6" draw:text-style-name="P21" draw:layer="layout" svg:x1="6.92cm" svg:y1="6.929cm" svg:x2="9.805cm" svg:y2="8.79cm">
          <text:p/>
        </draw:line>
        <draw:line draw:style-name="gr6" draw:text-style-name="P21" draw:layer="layout" svg:x1="6.92cm" svg:y1="6.929cm" svg:x2="9.805cm" svg:y2="5.068cm">
          <text:p/>
        </draw:line>
        <draw:line draw:style-name="gr3" draw:text-style-name="P21" draw:layer="layout" svg:x1="6.891cm" svg:y1="9.202cm" svg:x2="9.805cm" svg:y2="9.202cm">
          <text:p/>
        </draw:line>
        <draw:line draw:style-name="gr6" draw:text-style-name="P21" draw:layer="layout" svg:x1="6.891cm" svg:y1="9.202cm" svg:x2="9.776cm" svg:y2="11.063cm">
          <text:p/>
        </draw:line>
        <draw:line draw:style-name="gr3" draw:text-style-name="P21" draw:layer="layout" svg:x1="6.915cm" svg:y1="11.357cm" svg:x2="9.829cm" svg:y2="11.357cm">
          <text:p/>
        </draw:line>
        <draw:line draw:style-name="gr7" draw:text-style-name="P24" draw:layer="layout" svg:x1="5.045cm" svg:y1="1.1cm" svg:x2="6.331cm" svg:y2="1.1cm">
          <text:p/>
        </draw:line>
        <draw:frame draw:style-name="gr8" draw:text-style-name="P25" draw:layer="layout" svg:width="4.455cm" svg:height="2.207cm" svg:x="6.545cm" svg:y="0.3cm">
          <draw:text-box>
            <text:p text:style-name="P8"><text:span text:style-name="T10">Watson-</text:span><text:span text:style-name="T10">crick</text:span></text:p>
            <text:p text:style-name="P8"><text:span text:style-name="T10">Wobble</text:span></text:p>
          </draw:text-box>
        </draw:frame>
        <draw:line draw:style-name="gr9" draw:text-style-name="P24" draw:layer="layout" svg:x1="5.032cm" svg:y1="2cm" svg:x2="6.318cm" svg:y2="2cm">
          <text:p/>
        </draw:line>
        <draw:frame draw:style-name="gr10" draw:text-style-name="P26" draw:layer="layout" svg:width="2.619cm" svg:height="0.904cm" svg:x="2.5cm" svg:y="1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2" draw:text-style-name="P28" xml:id="id2" draw:id="id2" draw:layer="layout" svg:width="3.5cm" svg:height="1.7cm" svg:x="11.4cm" svg:y="6.5cm">
          <text:p text:style-name="P27"><text:span text:style-name="T28">Most expressed</text:span></text:p>
          <text:p text:style-name="P27"><text:span text:style-name="T28">genes</text:span></text:p>
          <text:p text:style-name="P27"><text:span text:style-name="T2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draw:layer="layout" svg:width="2cm" svg:height="2.1cm" svg:x="5cm" svg:y="8.5cm">
          <text:p text:style-name="P29"><text:span text:style-name="T30"/></text:p>
          <text:p text:style-name="P29"><text:span text:style-name="T31"/></text:p>
          <text:p text:style-name="P29"><text:span text:style-name="T30">GC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24" draw:layer="layout" svg:x1="8.014cm" svg:y1="8.5cm" svg:x2="10.3cm" svg:y2="8.5cm">
          <text:p/>
        </draw:line>
        <draw:custom-shape draw:style-name="gr25" draw:text-style-name="P32" draw:layer="layout" svg:width="4.5cm" svg:height="2.1cm" svg:x="3.8cm" svg:y="7.5cm">
          <text:p text:style-name="P31"><text:span text:style-name="T32">Non-adaptive</text:span></text:p>
          <text:p text:style-name="P31"><text:span text:style-name="T32">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66.5873393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draw:layer="layout" svg:width="2cm" svg:height="2.1cm" svg:x="12.201cm" svg:y="8.501cm">
          <text:p text:style-name="P29"><text:span text:style-name="T30"/></text:p>
          <text:p text:style-name="P29"><text:span text:style-name="T31"/></text:p>
          <text:p text:style-name="P29"><text:span text:style-name="T30">G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4" xml:id="id3" draw:id="id3" draw:layer="layout" svg:width="4.5cm" svg:height="2cm" svg:x="10.9cm" svg:y="7.6cm">
          <text:p text:style-name="P33"><text:span text:style-name="T32">Codon u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35.10595761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4" xml:id="id1" draw:id="id1" draw:layer="layout" svg:width="3.5cm" svg:height="1.5cm" svg:x="19.5cm" svg:y="4.5cm">
          <text:p text:style-name="P33"><text:span text:style-name="T33">tRNA 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24" draw:layer="layout" draw:type="curve" svg:x1="21.25cm" svg:y1="4.5cm" svg:x2="13.15cm" svg:y2="6.5cm" draw:start-shape="id1" draw:start-glue-point="0" draw:end-shape="id2" draw:end-glue-point="0" svg:d="M21250 4500c0-777-8100-1777-8100 2000" svg:viewBox="0 0 8101 2730">
          <text:p/>
        </draw:connector>
        <draw:custom-shape draw:style-name="gr29" draw:text-style-name="P36" draw:layer="layout" svg:width="4cm" svg:height="1.5cm" svg:x="14.7cm" svg:y="3.2cm">
          <text:p text:style-name="P35"><text:span text:style-name="T34">Translational</text:span></text:p>
          <text:p text:style-name="P35"><text:span text:style-name="T34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24" draw:layer="layout" draw:type="curve" svg:x1="15.4cm" svg:y1="8.6cm" svg:x2="21.25cm" svg:y2="6cm" draw:start-shape="id3" draw:start-glue-point="1" draw:end-shape="id1" draw:end-glue-point="2" svg:d="M15400 8600c3900 0 5850-866 5850-2600" svg:viewBox="0 0 5851 26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4-05-28T10:08:45.150889234</dc:date>
    <meta:editing-duration>PT2H39M53S</meta:editing-duration>
    <meta:editing-cycles>48</meta:editing-cycles>
    <meta:generator>LibreOffice/7.3.7.2$Linux_X86_64 LibreOffice_project/30$Build-2</meta:generator>
    <meta:document-statistic meta:object-count="87"/>
  </office:meta>
</office:document-meta>
</file>